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ea5" officeooo:paragraph-rsid="00058ea5"/>
    </style:style>
    <style:style style:name="P2" style:family="paragraph" style:parent-style-name="Standard">
      <style:paragraph-properties fo:text-align="center" style:justify-single-word="false"/>
      <style:text-properties officeooo:rsid="00058ea5" officeooo:paragraph-rsid="00058ea5"/>
    </style:style>
    <style:style style:name="P3" style:family="paragraph" style:parent-style-name="Standard">
      <style:text-properties officeooo:rsid="0005e1ef" officeooo:paragraph-rsid="0005e1ef"/>
    </style:style>
    <style:style style:name="P4" style:family="paragraph" style:parent-style-name="Standard">
      <style:text-properties fo:color="#000000" loext:opacity="100%" officeooo:rsid="0005e1ef" officeooo:paragraph-rsid="0005e1ef"/>
    </style:style>
    <style:style style:name="P5" style:family="paragraph" style:parent-style-name="Standard">
      <style:text-properties fo:color="#000000" loext:opacity="100%" fo:font-size="12pt" style:text-underline-style="none" officeooo:rsid="0005e1ef" officeooo:paragraph-rsid="0005e1ef" style:font-size-asian="10.5pt" style:font-size-complex="12pt"/>
    </style:style>
    <style:style style:name="P6" style:family="paragraph" style:parent-style-name="Standard">
      <style:text-properties fo:font-size="18pt" style:text-underline-style="solid" style:text-underline-width="auto" style:text-underline-color="font-color" officeooo:rsid="0005e1ef" officeooo:paragraph-rsid="0005e1ef" style:font-size-asian="18pt" style:font-size-complex="18pt"/>
    </style:style>
    <style:style style:name="P7"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5976ff" loext:opacity="100%" fo:font-size="10pt" fo:font-style="normal" style:text-underline-style="solid" style:text-underline-width="auto" style:text-underline-color="font-color" fo:font-weight="bold" officeooo:paragraph-rsid="0005e1ef" style:font-size-asian="10pt" style:font-size-complex="10pt"/>
    </style:style>
    <style:style style:name="P8"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5976ff" loext:opacity="100%" fo:font-size="10pt" fo:font-style="normal" style:text-underline-style="solid" style:text-underline-width="auto" style:text-underline-color="font-color" fo:font-weight="bold" style:font-size-asian="10pt" style:font-size-complex="10pt"/>
    </style:style>
    <style:style style:name="P9"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0pt" fo:font-style="normal" style:text-underline-style="solid" style:text-underline-width="auto" style:text-underline-color="font-color" fo:font-weight="bold" style:font-size-asian="10pt" style:font-size-complex="10pt"/>
    </style:style>
    <style:style style:name="P10" style:family="paragraph" style:parent-style-name="Text_20_body">
      <style:text-properties fo:font-size="10pt" officeooo:rsid="00058ea5" officeooo:paragraph-rsid="00058ea5" style:font-size-asian="10pt" style:font-size-complex="10pt"/>
    </style:style>
    <style:style style:name="P11" style:family="paragraph" style:parent-style-name="Text_20_body">
      <style:paragraph-properties fo:margin-left="0cm" fo:margin-right="0cm" fo:line-height="140%" fo:text-align="start" style:justify-single-word="false" fo:text-indent="0cm" style:auto-text-indent="false"/>
      <style:text-properties fo:font-size="10pt" style:font-size-asian="10pt" style:font-size-complex="10pt"/>
    </style:style>
    <style:style style:name="T1" style:family="text">
      <style:text-properties fo:font-size="24pt" style:font-size-asian="21pt" style:font-size-complex="24pt"/>
    </style:style>
    <style:style style:name="T2" style:family="text">
      <style:text-properties fo:font-variant="normal" fo:text-transform="none" fo:color="#000000" loext:opacity="100%"/>
    </style:style>
    <style:style style:name="T3" style:family="text">
      <style:text-properties fo:font-variant="normal" fo:text-transform="none" fo:color="#000000" loext:opacity="100%" fo:font-style="normal" fo:font-weight="normal"/>
    </style:style>
    <style:style style:name="T4" style:family="text">
      <style:text-properties officeooo:rsid="00060953"/>
    </style:style>
    <style:style style:name="T5" style:family="text">
      <style:text-properties officeooo:rsid="00066fdf"/>
    </style:style>
    <style:style style:name="T6" style:family="text">
      <style:text-properties officeooo:rsid="0006b428"/>
    </style:style>
    <style:style style:name="T7" style:family="text">
      <style:text-properties officeooo:rsid="0008900a"/>
    </style:style>
    <style:style style:name="T8" style:family="text">
      <style:text-properties officeooo:rsid="0008f9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oupe F</text:p>
      <text:p text:style-name="P1"/>
      <text:p text:style-name="P1">Vachey Joris</text:p>
      <text:p text:style-name="P1">Morain Nolan</text:p>
      <text:p text:style-name="P1">Meunier Tifany</text:p>
      <text:p text:style-name="P1"/>
      <text:p text:style-name="P1"/>
      <text:p text:style-name="P2"><text:span text:style-name="T1">Cahier des charges</text:span></text:p>
      <text:p text:style-name="P1"/>
      <text:p text:style-name="P1"/>
      <text:p text:style-name="P1"/>
      <text:p text:style-name="P1"/>
      <text:p text:style-name="P1"/>
      <text:p text:style-name="P6">I) <text:span text:style-name="T4">O</text:span>rigine <text:span text:style-name="T4">du </text:span>projet</text:p>
      <text:p text:style-name="P3"/>
      <text:p text:style-name="P4">Nous avons un <text:span text:style-name="T5">laboratoire de paléontologie</text:span> qui cherche à <text:span text:style-name="T5">améliorer son efficacité</text:span>. Pour cela, on va devoir l’aider à <text:span text:style-name="T5">gérer</text:span> ses <text:span text:style-name="T5">fouilles</text:span>, notamment en l’aidant à se développer numériquement. En effet, l’entreprise veut <text:span text:style-name="T5">exploiter</text:span> ses <text:span text:style-name="T5">résultats</text:span> de manière efficace. L’application doit être utile autant pour les <text:span text:style-name="T5">chercheurs</text:span> que pour les <text:span text:style-name="T5">personnels administratifs et techniques</text:span>.</text:p>
      <text:p text:style-name="P4"/>
      <text:p text:style-name="P6">II) <text:span text:style-name="T6">S</text:span>ituation existante</text:p>
      <text:p text:style-name="P6"/>
      <text:p text:style-name="P5">Actuellement, l’entreprise possède plusieurs plate-formes de fouille et dispose d’équipements variés. Le problème est que <text:span text:style-name="T7">l’organisation des campagnes de fouilles ( période, personnes et plate-forme utilisées) est compliqué car on ne peut savoir si une personne est déjà engagée sur une autre campagne ou si la plate-forme est en maintenance. De plus, il est compliqué de stocker les échantillons d’ADN.</text:span></text:p>
      <text:p text:style-name="P6"/>
      <text:p text:style-name="P6">III) Identification du besoin</text:p>
      <text:p text:style-name="P3"/>
      <text:p text:style-name="P4">Il faut une application dotée d’une interface claire, <text:span text:style-name="T8">les personnels techniques du laboratoire doivent pouvoir prévoir et valider les opérations de maintenance sur </text:span>les plate-formes. <text:span text:style-name="T8">Les personnels administratifs du laboratoire doivent pouvoir enregistrer les </text:span>changements du matériel et du personnel. Les chercheuses et chercheurs ont besoin de planifier des campagnes de fouille sans conflit <text:span text:style-name="T8">ainsi que téléverser les </text:span>séquences obtenues <text:span text:style-name="T8">au retour d’une campagne de fouille</text:span> pour un usage futur. <text:span text:style-name="T8">Finalement, la direction du laboratoire doit pouvoir fixer le budget mensuel</text:span>.</text:p>
      <text:p text:style-name="P3"/>
      <text:p text:style-name="P3"/>
      <text:p text:style-name="P3"/>
      <text:p text:style-name="P7">Impacts stratégiques</text:p>
      <text:p text:style-name="P10"><text:span text:style-name="T3">Cette</text:span><text:span text:style-name="T2"> </text:span><text:span text:style-name="T3">application va améliorer l’expérience utilisateur, et donc favoriser la vente de livres, ce qui va avoir une influence sur le chiffre d’affaire des différents magasins. C’est aussi cet ajout qui va permettre à l’entreprise de concurrencer avec les autres entreprises du marché.</text:span></text:p>
      <text:p text:style-name="P8"/>
      <text:p text:style-name="P7">Impacts managériaux</text:p>
      <text:p text:style-name="P11"><text:soft-page-break/><text:span text:style-name="T3">L’application va permettre tout d’abord une meilleur coordination entre les différents magasins et employés. Elle va aussi permettre un gain de temps pour les vendeurs, qui n’auront plus qu’à regarder sur l’application si un livre est disponible ou non. De plus, le module d’analyse va permettre aux employés de savoir quels sont les livres qui se vendent plus ou moins bien, et donc de pouvoir conseiller certains livres à des clients.</text:span></text:p>
      <text:p text:style-name="P8"/>
      <text:p text:style-name="P7">Impacts techniques</text:p>
      <text:p text:style-name="P11"><text:span text:style-name="T3">La</text:span><text:span text:style-name="T2"> </text:span><text:span text:style-name="T3">gestion des stocks sera plus claire et logique, les personnes ayant les connaissances pourront exploiter comme il faut les analyses qui sont retournées par l’application, ce qui permettra de proposer un référencement des livres, que ce soit sur l’application ou même en magasin.</text:span></text:p>
      <text:p text:style-name="P9">Description fonctionnelle générale</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6:14:55.082483709</meta:creation-date>
    <dc:date>2025-09-15T17:09:53.852867212</dc:date>
    <meta:editing-duration>PT32M25S</meta:editing-duration>
    <meta:editing-cycles>6</meta:editing-cycles>
    <meta:generator>LibreOffice/24.2.7.2$Linux_X86_64 LibreOffice_project/420$Build-2</meta:generator>
    <meta:document-statistic meta:table-count="0" meta:image-count="0" meta:object-count="0" meta:page-count="2" meta:paragraph-count="18" meta:word-count="384" meta:character-count="2573" meta:non-whitespace-character-count="2207"/>
  </office:meta>
</office:document-meta>
</file>